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3715a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8aa97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0.2mm" svg:height="90.05mm" svg:x="154.97mm" svg:y="5.84mm">
            <draw:object draw:notify-on-update-of-ranges="Hoja1.A3:Hoja1.A3 Hoja1.A4:Hoja1.A15 Hoja1.B3:Hoja1.B3 Hoja1.B4:Hoja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2mm" svg:height="90.05mm" svg:x="153.04mm" svg:y="100.94mm">
            <draw:object draw:notify-on-update-of-ranges="Hoja1.D3:Hoja1.D3 Hoja1.D4:Hoja1.D15 Hoja1.E3:Hoja1.E3 Hoja1.E4:Hoja1.E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5mm" svg:height="89.93mm" svg:x="331.94mm" svg:y="102.72mm">
            <draw:object draw:notify-on-update-of-ranges="Hoja1.D20:Hoja1.D20 Hoja1.D21:Hoja1.D24 Hoja1.E20:Hoja1.E20 Hoja1.E21:Hoja1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0.32mm" svg:height="89.93mm" svg:x="332.66mm" svg:y="4.52mm">
            <draw:object draw:notify-on-update-of-ranges="Hoja1.A20:Hoja1.A20 Hoja1.A21:Hoja1.A24 Hoja1.B20:Hoja1.B20 Hoja1.B21:Hoja1.B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2" table:number-rows-spanned="1">
            <text:p>ATCGRI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TCGRID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=160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N=1450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Cores</text:p>
          </table:table-cell>
          <table:table-cell table:style-name="ce3" office:value-type="string" calcext:value-type="string">
            <text:p>Tiempo</text:p>
          </table:table-cell>
          <table:table-cell/>
          <table:table-cell table:style-name="ce3" office:value-type="string" calcext:value-type="string">
            <text:p>Cores</text:p>
          </table:table-cell>
          <table:table-cell table:style-name="ce3" office:value-type="string" calcext:value-type="string">
            <text:p>Ti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720381" calcext:value-type="float">
            <text:p>0,010720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.691053949" calcext:value-type="float">
            <text:p>35,691053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925097" calcext:value-type="float">
            <text:p>0,0039250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.080287406" calcext:value-type="float">
            <text:p>18,080287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763014" calcext:value-type="float">
            <text:p>0,002763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318085876" calcext:value-type="float">
            <text:p>12,3180858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921405" calcext:value-type="float">
            <text:p>0,0029214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523346228" calcext:value-type="float">
            <text:p>9,523346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792223" calcext:value-type="float">
            <text:p>0,0017922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.229911407" calcext:value-type="float">
            <text:p>8,229911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951791" calcext:value-type="float">
            <text:p>0,0059517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26700584" calcext:value-type="float">
            <text:p>6,267005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310849" calcext:value-type="float">
            <text:p>0,00531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601330962" calcext:value-type="float">
            <text:p>6,601330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772372" calcext:value-type="float">
            <text:p>0,0047723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551078916" calcext:value-type="float">
            <text:p>4,5510789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9726807" calcext:value-type="float">
            <text:p>0,0097268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631783937" calcext:value-type="float">
            <text:p>4,6317839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879398" calcext:value-type="float">
            <text:p>0,0078793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876275068" calcext:value-type="float">
            <text:p>3,8762750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7507835" calcext:value-type="float">
            <text:p>0,0075078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315147316" calcext:value-type="float">
            <text:p>4,315147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655486" calcext:value-type="float">
            <text:p>0,0076554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730506984" calcext:value-type="float">
            <text:p>4,730506984</text:p>
          </table:table-cell>
        </table:table-row>
        <table:table-row table:style-name="ro1" table:number-rows-repeated="2">
          <table:table-cell table:style-name="ce5" table:number-columns-repeated="2"/>
          <table:table-cell/>
          <table:table-cell table:style-name="ce5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LOCAL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OCAL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N=160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N=1450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Cores</text:p>
          </table:table-cell>
          <table:table-cell table:style-name="ce3" office:value-type="string" calcext:value-type="string">
            <text:p>Tiempo</text:p>
          </table:table-cell>
          <table:table-cell/>
          <table:table-cell table:style-name="ce3" office:value-type="string" calcext:value-type="string">
            <text:p>Cores</text:p>
          </table:table-cell>
          <table:table-cell table:style-name="ce3" office:value-type="string" calcext:value-type="string">
            <text:p>Ti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793943" calcext:value-type="float">
            <text:p>0,0077939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048597014" calcext:value-type="float">
            <text:p>18,048597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105468" calcext:value-type="float">
            <text:p>0,0041054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051305136" calcext:value-type="float">
            <text:p>9,051305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936445" calcext:value-type="float">
            <text:p>0,0029364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869510927" calcext:value-type="float">
            <text:p>5,869510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076408" calcext:value-type="float">
            <text:p>0,0020764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28834543" calcext:value-type="float">
            <text:p>4,528834543</text:p>
          </table:table-cell>
        </table:table-row>
        <table:table-row table:style-name="ro1" table:number-rows-repeated="4">
          <table:table-cell table:style-name="ce6" table:number-columns-repeated="2"/>
          <table:table-cell table:style-name="ce7"/>
          <table:table-cell table:style-name="ce6" table:number-columns-repeated="2"/>
        </table:table-row>
        <table:table-row table:style-name="ro1" table:number-rows-repeated="2">
          <table:table-cell table:style-name="ce7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7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5:11:27.675609259</meta:creation-date>
    <dc:date>2018-05-12T15:38:05.558454070</dc:date>
    <meta:editing-duration>PT5M57S</meta:editing-duration>
    <meta:editing-cycles>1</meta:editing-cycles>
    <meta:document-statistic meta:table-count="1" meta:cell-count="80" meta:object-count="4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title svg:x="6.935cm" svg:y="0.315cm" chart:style-name="ch2">
          <text:p>ATCGRID</text:p>
        </chart:title>
        <chart:subtitle svg:x="7.358cm" svg:y="1.196cm" chart:style-name="ch3">
          <text:p>N=160</text:p>
        </chart:subtitle>
        <chart:plot-area chart:style-name="ch4" table:cell-range-address="Hoja1.A3:Hoja1.B15" chart:data-source-has-labels="row" svg:x="1.279cm" svg:y="1.979cm" svg:width="14.422cm" svg:height="5.918cm">
          <chartooo:coordinate-region svg:x="2.377cm" svg:y="2.139cm" svg:width="13.137cm" svg:height="5.19cm"/>
          <chart:axis chart:dimension="x" chart:name="primary-x" chart:style-name="ch5">
            <chart:title svg:x="7.996cm" svg:y="8.077cm" chart:style-name="ch6">
              <text:p>Cores</text:p>
            </chart:title>
          </chart:axis>
          <chart:axis chart:dimension="y" chart:name="primary-y" chart:style-name="ch5">
            <chart:title svg:x="0.451cm" svg:y="5.538cm" chart:style-name="ch7">
              <text:p>Tiempo</text:p>
            </chart:title>
            <chart:grid chart:style-name="ch8" chart:class="major"/>
          </chart:axis>
          <chart:series chart:style-name="ch9" chart:values-cell-range-address="Hoja1.B4:Hoja1.B15" chart:label-cell-address="Hoja1.B3:Hoja1.B3" chart:class="chart:scatter">
            <chart:domain table:cell-range-address="Hoja1.A4:Hoja1.A15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  <draw:g>
                  <svg:desc>Hoja1.B3:Hoja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4:Hoja1.A15</svg:desc>
                </draw:g>
              </table:table-cell>
              <table:table-cell office:value-type="float" office:value="0.010720381">
                <text:p>0.010720381</text:p>
                <draw:g>
                  <svg:desc>Hoja1.B4:Hoja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925097">
                <text:p>0.003925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763014">
                <text:p>0.002763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921405">
                <text:p>0.002921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1792223">
                <text:p>0.001792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5951791">
                <text:p>0.005951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5310849">
                <text:p>0.005310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4772372">
                <text:p>0.004772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9726807">
                <text:p>0.009726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7879398">
                <text:p>0.007879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7507835">
                <text:p>0.007507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7655486">
                <text:p>0.007655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title svg:x="6.935cm" svg:y="0.315cm" chart:style-name="ch2">
          <text:p>ATCGRID</text:p>
        </chart:title>
        <chart:subtitle svg:x="7.252cm" svg:y="1.196cm" chart:style-name="ch3">
          <text:p>N=1450</text:p>
        </chart:subtitle>
        <chart:plot-area chart:style-name="ch4" table:cell-range-address="Hoja1.D3:Hoja1.E15" chart:data-source-has-labels="row" svg:x="1.279cm" svg:y="1.979cm" svg:width="14.422cm" svg:height="5.918cm">
          <chartooo:coordinate-region svg:x="1.9cm" svg:y="2.139cm" svg:width="13.614cm" svg:height="5.19cm"/>
          <chart:axis chart:dimension="x" chart:name="primary-x" chart:style-name="ch5">
            <chart:title svg:x="7.89cm" svg:y="8.077cm" chart:style-name="ch6">
              <text:p>Tiempo</text:p>
            </chart:title>
          </chart:axis>
          <chart:axis chart:dimension="y" chart:name="primary-y" chart:style-name="ch5">
            <chart:title svg:x="0.451cm" svg:y="5.432cm" chart:style-name="ch7">
              <text:p>Cores</text:p>
            </chart:title>
            <chart:grid chart:style-name="ch8" chart:class="major"/>
          </chart:axis>
          <chart:series chart:style-name="ch9" chart:values-cell-range-address="Hoja1.E4:Hoja1.E15" chart:label-cell-address="Hoja1.E3:Hoja1.E3" chart:class="chart:scatter">
            <chart:domain table:cell-range-address="Hoja1.D4:Hoja1.D15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Tiempo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4:Hoja1.D15</svg:desc>
                </draw:g>
              </table:table-cell>
              <table:table-cell office:value-type="float" office:value="35.691053949">
                <text:p>35.691053949</text:p>
                <draw:g>
                  <svg:desc>Hoja1.E4:Hoja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080287406">
                <text:p>18.080287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318085876">
                <text:p>12.318085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523346228">
                <text:p>9.523346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229911407">
                <text:p>8.229911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26700584">
                <text:p>6.26700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601330962">
                <text:p>6.601330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51078916">
                <text:p>4.551078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631783937">
                <text:p>4.63178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876275068">
                <text:p>3.876275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315147316">
                <text:p>4.315147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730506984">
                <text:p>4.7305069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33cm" svg:height="8.994cm" xlink:href=".." xlink:type="simple" chart:class="chart:scatter" chart:style-name="ch1">
        <chart:title svg:x="7.218cm" svg:y="0.314cm" chart:style-name="ch2">
          <text:p>LOCAL</text:p>
        </chart:title>
        <chart:subtitle svg:x="7.364cm" svg:y="1.194cm" chart:style-name="ch3">
          <text:p>N=160</text:p>
        </chart:subtitle>
        <chart:plot-area chart:style-name="ch4" table:cell-range-address="Hoja1.A20:Hoja1.B24" chart:data-source-has-labels="row" svg:x="1.279cm" svg:y="1.976cm" svg:width="14.434cm" svg:height="5.91cm">
          <chartooo:coordinate-region svg:x="2.377cm" svg:y="2.136cm" svg:width="13.097cm" svg:height="5.182cm"/>
          <chart:axis chart:dimension="x" chart:name="primary-x" chart:style-name="ch5">
            <chart:title svg:x="8.002cm" svg:y="8.065cm" chart:style-name="ch6">
              <text:p>Cores</text:p>
            </chart:title>
          </chart:axis>
          <chart:axis chart:dimension="y" chart:name="primary-y" chart:style-name="ch5">
            <chart:title svg:x="0.451cm" svg:y="5.531cm" chart:style-name="ch7">
              <text:p>Tiempo</text:p>
            </chart:title>
            <chart:grid chart:style-name="ch8" chart:class="major"/>
          </chart:axis>
          <chart:series chart:style-name="ch9" chart:values-cell-range-address="Hoja1.B21:Hoja1.B24" chart:label-cell-address="Hoja1.B20:Hoja1.B20" chart:class="chart:scatter">
            <chart:domain table:cell-range-address="Hoja1.A21:Hoja1.A24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  <draw:g>
                  <svg:desc>Hoja1.B20:Hoja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1:Hoja1.A24</svg:desc>
                </draw:g>
              </table:table-cell>
              <table:table-cell office:value-type="float" office:value="0.007793943">
                <text:p>0.007793943</text:p>
                <draw:g>
                  <svg:desc>Hoja1.B21:Hoja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4105468">
                <text:p>0.004105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936445">
                <text:p>0.002936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076408">
                <text:p>0.0020764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94cm" xlink:href=".." xlink:type="simple" chart:class="chart:scatter" chart:style-name="ch1">
        <chart:title svg:x="7.2cm" svg:y="0.314cm" chart:style-name="ch2">
          <text:p>LOCAL</text:p>
        </chart:title>
        <chart:subtitle svg:x="7.24cm" svg:y="1.194cm" chart:style-name="ch3">
          <text:p>N=1450</text:p>
        </chart:subtitle>
        <chart:plot-area chart:style-name="ch4" table:cell-range-address="Hoja1.D20:Hoja1.E24" chart:data-source-has-labels="row" svg:x="1.278cm" svg:y="1.976cm" svg:width="14.399cm" svg:height="5.91cm">
          <chartooo:coordinate-region svg:x="1.714cm" svg:y="2.136cm" svg:width="13.538cm" svg:height="5.182cm"/>
          <chart:axis chart:dimension="x" chart:name="primary-x" chart:style-name="ch5">
            <chart:title svg:x="7.983cm" svg:y="8.065cm" chart:style-name="ch6">
              <text:p>Cores</text:p>
            </chart:title>
          </chart:axis>
          <chart:axis chart:dimension="y" chart:name="primary-y" chart:style-name="ch5">
            <chart:title svg:x="0.451cm" svg:y="5.531cm" chart:style-name="ch7">
              <text:p>Tiempo</text:p>
            </chart:title>
            <chart:grid chart:style-name="ch8" chart:class="major"/>
          </chart:axis>
          <chart:series chart:style-name="ch9" chart:values-cell-range-address="Hoja1.E21:Hoja1.E24" chart:label-cell-address="Hoja1.E20:Hoja1.E20" chart:class="chart:scatter">
            <chart:domain table:cell-range-address="Hoja1.D21:Hoja1.D24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Tiempo</text:p>
                <draw:g>
                  <svg:desc>Hoja1.E20:Hoja1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21:Hoja1.D24</svg:desc>
                </draw:g>
              </table:table-cell>
              <table:table-cell office:value-type="float" office:value="18.048597014">
                <text:p>18.048597014</text:p>
                <draw:g>
                  <svg:desc>Hoja1.E21:Hoja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51305136">
                <text:p>9.051305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869510927">
                <text:p>5.869510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528834543">
                <text:p>4.528834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